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339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339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33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6" style:family="paragraph" style:parent-style-name="Table_20_Contents">
      <style:text-properties style:font-name="ＭＳ Ｐゴシック" style:font-name-asian="ＭＳ Ｐゴシック"/>
    </style:style>
    <style:style style:name="P2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2">---------------------------------------------------------------</text:p>
      <text:p text:style-name="P4">[20200112_095017]</text:p>
      <text:p text:style-name="P14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豊島区巣鴨２丁目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晴れ。雲あり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巣鴨駅（JR）</text:p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1751856832751268586" text:style-name="L1">
              <text:list-item>
                <text:p text:style-name="P28">大邦興業。２人。どちらも日本人。</text:p>
              </text:list-item>
              <text:list-item>
                <text:p text:style-name="P2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8">もう一人は、メガネあり。色付き。上着は、紫色っぽかったか。赤紫。優しそうな人だ。</text:p>
              </text:list-item>
              <text:list-item>
                <text:p text:style-name="P28">どちらも、６０前後か。背は１７０前後。ホースの人の方が、やや高いか。</text:p>
              </text:list-item>
              <text:list-item>
                <text:p text:style-name="P2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136569378946918816" text:style-name="L2">
              <text:list-item>
                <text:p text:style-name="P29">加崎建設。バイブ２人。</text:p>
              </text:list-item>
              <text:list-item>
                <text:p text:style-name="P2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836778563820695752" text:style-name="L3">
              <text:list-item>
                <text:p text:style-name="P30">石井電工。前回と同じ人。がたい、良し。あごひげあり。</text:p>
              </text:list-item>
              <text:list-item>
                <text:p text:style-name="P3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4552325879748006834" text:style-name="L4">
              <text:list-item>
                <text:p text:style-name="P31"/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1801242252368118392" text:style-name="L5">
              <text:list-item>
                <text:p text:style-name="P32">３人。若い人、２人。５０前後か、親方さんらしき人、１人。</text:p>
              </text:list-item>
              <text:list-item>
                <text:p text:style-name="P3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3772783310446205261" text:style-name="L6">
              <text:list-item>
                <text:p text:style-name="P33">小木建設工業。一人。若い人。確か、前回と同じ。</text:p>
              </text:list-item>
              <text:list-item>
                <text:p text:style-name="P3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6570113880838687350" text:style-name="L7">
              <text:list-item>
                <text:p text:style-name="P34">前回と同じ。４０ぐらいの人。そして、３０前か、若い人。</text:p>
              </text:list-item>
              <text:list-item>
                <text:p text:style-name="P3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8037693211274176230" text:style-name="L8">
              <text:list-item>
                <text:p text:style-name="P35">鈴木さん。寝坊したとのことで、朝の連絡時、朝礼の挨拶を依頼される。</text:p>
              </text:list-item>
              <text:list-item>
                <text:p text:style-name="P35">「元請の新年会がある」とのことで、２時過ぎには現場を出るとのこと。</text:p>
              </text:list-item>
              <text:list-item>
                <text:p text:style-name="P3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8913938053967756533" text:style-name="L9">
              <text:list-item>
                <text:p text:style-name="P3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2870814190512751624" text:style-name="L10">
              <text:list-item>
                <text:p text:style-name="P37">階段から。柱を何本か入れて、隅のエレベーター区画。</text:p>
              </text:list-item>
              <text:list-item>
                <text:p text:style-name="P37">続けて、柱、壁。部屋と部屋の間の壁、「内壁」と呼ぶのか、は、スラブ下いっぱいまで入れる。</text:p>
              </text:list-item>
              <text:list-item>
                <text:p text:style-name="P3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9007471009979645586" text:style-name="L11">
              <text:list-item>
                <text:p text:style-name="P38">とげ抜き地蔵、再び訪れる。線香を買う。１束１００円、税込。</text:p>
              </text:list-item>
              <text:list-item>
                <text:p text:style-name="P3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3583472235467114154" text:style-name="L12">
              <text:list-item>
                <text:p text:style-name="P3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9">白い建物。壁の表面は、化粧板なのか、凸凹を入れてある。</text:p>
                  </text:list-item>
                  <text:list-item>
                    <text:p text:style-name="P39">表札有り。「滝野川　栗原」、だったか。「河原」だったかも知れない。</text:p>
                  </text:list-item>
                  <text:list-item>
                    <text:p text:style-name="P3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4954862457113693818" text:style-name="L13">
              <text:list-item>
                <text:p text:style-name="P4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4333571581895482519" text:style-name="L14">
              <text:list-item>
                <text:p text:style-name="P4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4"/>
      <text:p text:style-name="P4">[/ 20200112_105247]</text:p>
      <text:p text:style-name="P14"/>
      <text:p text:style-name="P8"/>
      <text:p text:style-name="P2">---------------------------------------------------------------</text:p>
      <text:p text:style-name="P4">[20200117_155330]</text:p>
      <text:p text:style-name="P14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春日秀樹様　共同住宅新築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2986202934426954540" text:style-name="L15">
              <text:list-item>
                <text:p text:style-name="P4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4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1336815450005141226" text:style-name="L1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8249838299339079815" text:style-name="L17">
              <text:list-item>
                <text:p text:style-name="P44">年配の人。白髪あり。コン打ちをよく分かっているように見受けた。</text:p>
              </text:list-item>
              <text:list-item>
                <text:p text:style-name="P4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pan text:style-name="T2">警備</text:span></text:p>
          </table:table-cell>
          <table:table-cell table:style-name="表1.C2" office:value-type="string">
            <text:list xml:id="list3460717602810602194" text:style-name="L18">
              <text:list-item>
                <text:p text:style-name="P4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4268044487849543303" text:style-name="L19">
              <text:list-item>
                <text:p text:style-name="P4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259121259767850138" text:style-name="L20">
              <text:list-item>
                <text:p text:style-name="P47">２名。一人は、鼻の付け根（目尻の傍の）が、凹んでいる。</text:p>
              </text:list-item>
              <text:list-item>
                <text:p text:style-name="P4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3840117210876682044" text:style-name="L21">
              <text:list-item>
                <text:p text:style-name="P48">メガネあり。前歯、上の、が出っ張っている。笑みをいつも作っている。</text:p>
              </text:list-item>
              <text:list-item>
                <text:p text:style-name="P4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1935990297350004687" text:style-name="L22">
              <text:list-item>
                <text:p text:style-name="P49">佐藤工業、古川さん。夕方５時５０分ぐらいか、電話する。</text:p>
              </text:list-item>
              <text:list-item>
                <text:p text:style-name="P49">当日の打設場所。スラブには、スリーブはない。壁のみ。（ｆ１）</text:p>
              </text:list-item>
              <text:list-item>
                <text:p text:style-name="P49">そのため、壁・柱を打ち終われば、本来、設備側としての相番の作業は、完了。（ｆ２）</text:p>
              </text:list-item>
              <text:list-item>
                <text:p text:style-name="P49">ｆ２に根拠を置くと、本来、相番作業は、その日について言えば、残業は発生しない。（ｃ１）</text:p>
              </text:list-item>
              <text:list-item>
                <text:p text:style-name="P49">ｃ１によれば、残業代を支払う義務は、発注側には、発生しない。（ｃ２）</text:p>
              </text:list-item>
              <text:list-item>
                <text:p text:style-name="P4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7423274091785289790" text:style-name="L23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5617217933091956302" text:style-name="L24">
              <text:list-item>
                <text:p text:style-name="P51">柱、壁　=&gt;　パラペット。３区画に分かれている。奥の２区画を先に、この順序で。</text:p>
              </text:list-item>
              <text:list-item>
                <text:p text:style-name="P5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1760255966319332947" text:style-name="L25">
              <text:list-item>
                <text:p text:style-name="P5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7028508915795261586" text:style-name="L26">
              <text:list-item>
                <text:p text:style-name="P5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4361189974425845283" text:style-name="L27">
              <text:list-item>
                <text:p text:style-name="P54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52858188455045872" text:style-name="L28">
              <text:list-item>
                <text:p text:style-name="P5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4"/>
      <text:p text:style-name="P4">[/ 20200117_161555]</text:p>
      <text:p text:style-name="P14"/>
      <text:p text:style-name="P8"/>
      <text:p text:style-name="P2">---------------------------------------------------------------</text:p>
      <text:p text:style-name="P4">[20200126_212615]</text:p>
      <text:p text:style-name="P14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下作延六丁目計画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。雲あり。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津田山駅（南武線）</text:p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2283252964549972285" text:style-name="L29">
              <text:list-item>
                <text:p text:style-name="P56">「FUJITA」。２人。１人は、ベトナムか。</text:p>
              </text:list-item>
              <text:list-item>
                <text:p text:style-name="P56">ベトナム人らしき人。若く見える。顔の輪郭は、細長。</text:p>
                <text:list>
                  <text:list-item>
                    <text:p text:style-name="P5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6321436456368058191" text:style-name="L30">
              <text:list-item>
                <text:p text:style-name="P5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<text:soft-page-break/>相番の人</text:p>
          </table:table-cell>
          <table:table-cell table:style-name="表2.C2" office:value-type="string">
            <text:list xml:id="list1637412584817207286" text:style-name="L31">
              <text:list-item>
                <text:p text:style-name="P5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8"><text:soft-page-break/>相番は、気が楽。ボイド設置よりも。それで、相番に結構入っている、ここのところ。</text:p>
              </text:list-item>
              <text:list-item>
                <text:p text:style-name="P58">ボイド付けの仕事には、ベビーサンダーも持参している。現場にないことがあるから。</text:p>
              </text:list-item>
              <text:list-item>
                <text:p text:style-name="P5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8513385776014465232" text:style-name="L32">
              <text:list-item>
                <text:p text:style-name="P59">年配の人。結婚指輪を嵌めている。猫背。体格は、上半身ががっちりしている。</text:p>
              </text:list-item>
              <text:list-item>
                <text:p text:style-name="P59">朝、ゲートを開けていた。近寄ると、「どちらさん？」と詰問してくる。</text:p>
              </text:list-item>
              <text:list-item>
                <text:p text:style-name="P5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7591714806109252730" text:style-name="L33">
              <text:list-item>
                <text:p text:style-name="P60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481413200565302453" text:style-name="L34">
              <text:list-item>
                <text:p text:style-name="P6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8553823343640383291" text:style-name="L35">
              <text:list-item>
                <text:p text:style-name="P6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5865560676522682907" text:style-name="L36">
              <text:list-item>
                <text:p text:style-name="P6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5373451431844576774" text:style-name="L37">
              <text:list-item>
                <text:p text:style-name="P6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8429937778711501759" text:style-name="L38">
              <text:list-item>
                <text:p text:style-name="P65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3898281111887164147" text:style-name="L39">
              <text:list-item>
                <text:p text:style-name="P6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5085453625756663515" text:style-name="L40">
              <text:list-item>
                <text:p text:style-name="P6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4532806804829412569" text:style-name="L41">
              <text:list-item>
                <text:p text:style-name="P68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3465114114532636987" text:style-name="L42">
              <text:list-item>
                <text:p text:style-name="P69">＝＝＞各担当の人たちの欄</text:p>
              </text:list-item>
            </text:list>
          </table:table-cell>
        </table:table-row>
      </table:table>
      <text:p text:style-name="P14"/>
      <text:p text:style-name="P4">[/ 20200126_215143]</text:p>
      <text:p text:style-name="P8"><text:soft-page-break/></text:p>
      <text:p text:style-name="P2"/>
      <text:p text:style-name="P2">---------------------------------------------------------------</text:p>
      <text:p text:style-name="P4">[20200204_085059]</text:p>
      <text:p text:style-name="P14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こぶしえん新築工事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曇り、ときどき晴れ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学芸大学</text:p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3554705889899185858" text:style-name="L43">
              <text:list-item>
                <text:p text:style-name="P70">「貢石」（こうせき）。２人。１人はベトナム人。</text:p>
              </text:list-item>
              <text:list-item>
                <text:p text:style-name="P7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5299016808852570829" text:style-name="L44">
              <text:list-item>
                <text:p text:style-name="P7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<text:span text:style-name="T2">設備</text:span>屋さんの相番の人</text:p>
          </table:table-cell>
          <table:table-cell table:style-name="表3.C2" office:value-type="string">
            <text:list xml:id="list5416490177425462340" text:style-name="L45">
              <text:list-item>
                <text:p text:style-name="P7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1426782000190350247" text:style-name="L46">
              <text:list-item>
                <text:p text:style-name="P73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5700818050549147690" text:style-name="L47">
              <text:list-item>
                <text:p text:style-name="P74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7583863799957105511" text:style-name="L48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8616167964001847868" text:style-name="L49">
              <text:list-item>
                <text:p text:style-name="P76">前回と同じく、ガタイのいい男性の人。</text:p>
              </text:list-item>
              <text:list-item>
                <text:p text:style-name="P76">副所長の肩書きの人だったか、「村中」さんとかいう人、打設エリアに、</text:p>
              </text:list-item>
              <text:list-item>
                <text:p text:style-name="P7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8049724819591837588" text:style-name="L50">
              <text:list-item>
                <text:p text:style-name="P77">キャリアテックの人が来ている。名前は、思い出せない。年配の人。５０半ばか。目が細い。薄目。</text:p>
              </text:list-item>
              <text:list-item>
                <text:p text:style-name="P77">作業の終了が、予定よりも遅くなる。早ければ１２時すぎの予定。実際は<text:soft-page-break/>４時近く。</text:p>
              </text:list-item>
              <text:list-item>
                <text:p text:style-name="P7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3997707867444217854" text:style-name="L51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1134421296020578852" text:style-name="L52">
              <text:list-item>
                <text:p text:style-name="P79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2884764901014309594" text:style-name="L53">
              <text:list-item>
                <text:p text:style-name="P80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5588975394128820088" text:style-name="L54">
              <text:list-item>
                <text:p text:style-name="P8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8948954758691684135" text:style-name="L55">
              <text:list-item>
                <text:p text:style-name="P82">ポンプ屋さん。２人。２人は、定員ではないか。３人の時もある。貢石に限らず。</text:p>
                <text:list>
                  <text:list-item>
                    <text:p text:style-name="P8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82">２人は、人員の数として、少ないか。配管の調節の作業のとき、作業に手を貸してもいいかも知れない。</text:p>
                  </text:list-item>
                  <text:list-item>
                    <text:p text:style-name="P8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8154685840117551343" text:style-name="L56">
              <text:list-item>
                <text:p text:style-name="P8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4"/>
      <text:p text:style-name="P4">[/ 20200204_091927]</text:p>
      <text:p text:style-name="P14"/>
      <text:p text:style-name="P9"/>
      <text:p text:style-name="P2">---------------------------------------------------------------</text:p>
      <text:p text:style-name="P4">[20200211_102337]</text:p>
      <text:p text:style-name="P14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新高円寺プロジェクト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晴れ。雲あり。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新高円寺駅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4065048460655864205" text:style-name="L57">
              <text:list-item>
                <text:p text:style-name="P84">３人。親方さんは日本人。顔は、浅黒い。やや、どす黒い気味、あり。腹は出ている。１７２ぐらいか</text:p>
                <text:list>
                  <text:list-item>
                    <text:p text:style-name="P8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6627069605599240445" text:style-name="L58">
              <text:list-item>
                <text:p text:style-name="P8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電気屋さんの相番の人</text:p>
          </table:table-cell>
          <table:table-cell table:style-name="表5.C2" office:value-type="string">
            <text:list xml:id="list8582263793108375087" text:style-name="L59">
              <text:list-item>
                <text:p text:style-name="P86"/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3502303569443966834" text:style-name="L60">
              <text:list-item>
                <text:p text:style-name="P8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4683370450823772733" text:style-name="L61">
              <text:list-item>
                <text:p text:style-name="P8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8173962652211535114" text:style-name="L62">
              <text:list-item>
                <text:p text:style-name="P8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5229291368927368984" text:style-name="L63">
              <text:list-item>
                <text:p text:style-name="P9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6557014601652372972" text:style-name="L64">
              <text:list-item>
                <text:p text:style-name="P9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4251761231168485056" text:style-name="L65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2958383014055186731" text:style-name="L66">
              <text:list-item>
                <text:p text:style-name="P9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<text:soft-page-break/>見聞</text:p>
          </table:table-cell>
          <table:table-cell table:style-name="表5.C2" office:value-type="string">
            <text:list xml:id="list8127579924541749438" text:style-name="L67">
              <text:list-item>
                <text:p text:style-name="P94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6586679138333002395" text:style-name="L68">
              <text:list-item>
                <text:p text:style-name="P9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7778722627906678720" text:style-name="L69">
              <text:list-item>
                <text:p text:style-name="P9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7348408030505858614" text:style-name="L70">
              <text:list-item>
                <text:p text:style-name="P9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4"/>
      <text:p text:style-name="P4">[/ 20200211_104003]</text:p>
      <text:p text:style-name="P14"/>
      <text:p text:style-name="P9"/>
      <text:p text:style-name="P14"/>
      <text:p text:style-name="P2">---------------------------------------------------------------</text:p>
      <text:p text:style-name="P4">[20200218_154520]</text:p>
      <text:p text:style-name="P14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こぶしえん新築工事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曇り、ときどき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学芸大学</text:p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4698756936021287096" text:style-name="L71">
              <text:list-item>
                <text:p text:style-name="P9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1521422033380632356" text:style-name="L72">
              <text:list-item>
                <text:p text:style-name="P99">親方さん。１７５ぐらい。ガタイがでかい。</text:p>
              </text:list-item>
              <text:list-item>
                <text:p text:style-name="P9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<text:soft-page-break/>人</text:p>
          </table:table-cell>
          <table:table-cell table:style-name="表6.C2" office:value-type="string">
            <text:list xml:id="list1537561682259957856" text:style-name="L73">
              <text:list-item>
                <text:p text:style-name="P10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10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9049181793719958970" text:style-name="L74">
              <text:list-item>
                <text:p text:style-name="P10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1686014531724397223" text:style-name="L75">
              <text:list-item>
                <text:p text:style-name="P10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5906752629578419524" text:style-name="L76">
              <text:list-item>
                <text:p text:style-name="P10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1946748875634766624" text:style-name="L77">
              <text:list-item>
                <text:p text:style-name="P10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6630949274743346367" text:style-name="L78">
              <text:list-item>
                <text:p text:style-name="P10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510112035121330663" text:style-name="L79">
              <text:list-item>
                <text:p text:style-name="P10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2499595497052200733" text:style-name="L80">
              <text:list-item>
                <text:p text:style-name="P10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6375288375230089402" text:style-name="L81">
              <text:list-item>
                <text:p text:style-name="P108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3583863590580194919" text:style-name="L82">
              <text:list-item>
                <text:p text:style-name="P10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4895795555201807943" text:style-name="L83">
              <text:list-item>
                <text:p text:style-name="P110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942972257496771669" text:style-name="L84">
              <text:list-item>
                <text:p text:style-name="P111">上記のとおり、扶桑のうりざねの人に、朝、経路を教えてもらった。</text:p>
                <text:list>
                  <text:list-item>
                    <text:p text:style-name="P11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11">テンガイさんか、５時になった頃、打設現場に来てくれる。残業は、ご自分がされる、とのこと。お礼を伝える。</text:p>
                <text:list>
                  <text:list-item>
                    <text:p text:style-name="P11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[/ 20200218_155640]</text:p>
      <text:p text:style-name="P14"/>
      <text:p text:style-name="P9"><text:soft-page-break/></text:p>
      <text:p text:style-name="P2">---------------------------------------------------------------</text:p>
      <text:p text:style-name="P4">[XXX] 20200226_164915</text:p>
      <text:p text:style-name="P14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こぶしえん新築工事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曇り、ときどき晴れ</text:p>
          </table:table-cell>
        </table:table-row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学芸大学</text:p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8826530810980176042" text:style-name="L85">
              <text:list-item>
                <text:p text:style-name="P112">「貢石」（こうせき）。３人。１人はベトナム人。</text:p>
              </text:list-item>
              <text:list-item>
                <text:p text:style-name="P112">日本人の人：２人。一人は、１７５ぐらい。痩せ身。顔の輪郭は、細長。</text:p>
              </text:list-item>
              <text:list-item>
                <text:p text:style-name="P11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2523472743832687738" text:style-name="L86">
              <text:list-item>
                <text:p text:style-name="P113">松原組の人たち。前回、バイブを担当していた一人。親方さんではなく。顔の肌が浅黒い人。</text:p>
                <text:list>
                  <text:list-item>
                    <text:p text:style-name="P11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1181234315218005861" text:style-name="L87">
              <text:list-item>
                <text:p text:style-name="P11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3898749291339433517" text:style-name="L88">
              <text:list-item>
                <text:p text:style-name="P115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5735259455571691209" text:style-name="L89">
              <text:list-item>
                <text:p text:style-name="P11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24121482591052537" text:style-name="L90">
              <text:list-item>
                <text:p text:style-name="P11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7574765483428183227" text:style-name="L91">
              <text:list-item>
                <text:p text:style-name="P11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6841824908432885745" text:style-name="L92">
              <text:list-item>
                <text:p text:style-name="P11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6835577767802211286" text:style-name="L93">
              <text:list-item>
                <text:p text:style-name="P12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1">省略</text:p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8211593982615133076" text:style-name="L94">
              <text:list-item>
                <text:p text:style-name="P12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2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見聞</text:p>
          </table:table-cell>
          <table:table-cell table:style-name="表7.C2" office:value-type="string">
            <text:list xml:id="list8429825749241790961" text:style-name="L95">
              <text:list-item>
                <text:p text:style-name="P12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3687806837932565886" text:style-name="L96">
              <text:list-item>
                <text:p text:style-name="P12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1508714475231068493" text:style-name="L97">
              <text:list-item>
                <text:p text:style-name="P12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4235317028583577073" text:style-name="L98">
              <text:list-item>
                <text:p text:style-name="P125">長畑さんに、サインをもらった。</text:p>
              </text:list-item>
            </text:list>
          </table:table-cell>
        </table:table-row>
      </table:table>
      <text:p text:style-name="P14"/>
      <text:p text:style-name="P4">[/ XXXX] 20200226_170534</text:p>
      <text:p text:style-name="P14"/>
      <text:p text:style-name="P9"/>
      <text:p text:style-name="P14"/>
      <text:p text:style-name="P2">---------------------------------------------------------------</text:p>
      <text:p text:style-name="P4">[XXX] 20200304_151752</text:p>
      <text:p text:style-name="P14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愛知屋様伊勢佐木町プロジェクト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黄金町</text:p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138636779005724376" text:style-name="L99">
              <text:list-item>
                <text:p text:style-name="P126">那須産業。２人。一人は、３０半ば、若く見える。１７５ぐらい。顔が、色白い。</text:p>
              </text:list-item>
              <text:list-item>
                <text:p text:style-name="P12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3031969190228202833" text:style-name="L100">
              <text:list-item>
                <text:p text:style-name="P127">今西建設。バイブの人、一人は、ベトナムの人。若い。後半、サングラスを着ける。</text:p>
              </text:list-item>
              <text:list-item>
                <text:p text:style-name="P12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1977257870225732608" text:style-name="L101">
              <text:list-item>
                <text:p text:style-name="P12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8598557016937220630" text:style-name="L102">
              <text:list-item>
                <text:p text:style-name="P129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8740953327839210695" text:style-name="L103">
              <text:list-item>
                <text:p text:style-name="P130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4033558292361752788" text:style-name="L104">
              <text:list-item>
                <text:p text:style-name="P13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1917534265916307025" text:style-name="L105">
              <text:list-item>
                <text:p text:style-name="P132">打設現場を担当した人。４０半ばか。メガネあり。１７０弱か。いくぶん、太め。</text:p>
              </text:list-item>
              <text:list-item>
                <text:p text:style-name="P132">所長さんか、朝礼時、打設の周知会を主宰。「いいコンクリを打ちましょう」</text:p>
              </text:list-item>
              <text:list-item>
                <text:p text:style-name="P132">３人目の人。６０半ばか。清水で働いていたとのこと。</text:p>
                <text:list>
                  <text:list-item>
                    <text:p text:style-name="P13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3311597123517302969" text:style-name="L106">
              <text:list-item>
                <text:p text:style-name="P13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1374825391891980040" text:style-name="L107">
              <text:list-item>
                <text:p text:style-name="P13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4590886377498632809" text:style-name="L108">
              <text:list-item>
                <text:p text:style-name="P135">３階、立ち上がり。</text:p>
              </text:list-item>
              <text:list-item>
                <text:p text:style-name="P135">まず、柱だったか。１本か２本。</text:p>
              </text:list-item>
              <text:list-item>
                <text:p text:style-name="P135">次に、階段。踊り場まで。それから、柱など、だったか。</text:p>
              </text:list-item>
              <text:list-item>
                <text:p text:style-name="P135">通りに面した側の手すり。最後。スラブを全て上げてから。コンクリのホースは、タワーから吊り下げる。</text:p>
              </text:list-item>
              <text:list-item>
                <text:p text:style-name="P13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<text:soft-page-break/>出来事、見聞</text:p>
          </table:table-cell>
          <table:table-cell table:style-name="表8.C2" office:value-type="string">
            <text:list xml:id="list3195815460451972672" text:style-name="L109">
              <text:list-item>
                <text:p text:style-name="P136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5133388953403612670" text:style-name="L110">
              <text:list-item>
                <text:p text:style-name="P13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53338037716628342" text:style-name="L111">
              <text:list-item>
                <text:p text:style-name="P138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994742074186789194" text:style-name="L112">
              <text:list-item>
                <text:p text:style-name="P139">上記のとおり、朝、金子工業所の担当の人、新規の用紙を、用意してくれた。</text:p>
              </text:list-item>
              <text:list-item>
                <text:p text:style-name="P13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4"/>
      <text:p text:style-name="P4">[/ XXXX] 20200304_153636</text:p>
      <text:p text:style-name="P14"/>
      <text:p text:style-name="P9"/>
      <text:p text:style-name="P14"/>
      <text:p text:style-name="P2">---------------------------------------------------------------</text:p>
      <text:p text:style-name="P4">[XXX] 20200309_142012</text:p>
      <text:p text:style-name="P14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東中野５丁目計画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。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落合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p text:style-name="P11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2518027869515687571" text:style-name="L113">
              <text:list-item>
                <text:p text:style-name="P14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6796754824935057912" text:style-name="L114">
              <text:list-item>
                <text:p text:style-name="P14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4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8439931882514809798" text:style-name="L115">
              <text:list-item>
                <text:p text:style-name="P14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4959059141138287023" text:style-name="L116">
              <text:list-item>
                <text:p text:style-name="P143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6233083842408399218" text:style-name="L117">
              <text:list-item>
                <text:p text:style-name="P14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3456192221701116077" text:style-name="L118">
              <text:list-item>
                <text:p text:style-name="P14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1947557421627269633" text:style-name="L119">
              <text:list-item>
                <text:p text:style-name="P14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529483813767762482" text:style-name="L120">
              <text:list-item>
                <text:p text:style-name="P14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1678815997845592299" text:style-name="L121">
              <text:list-item>
                <text:p text:style-name="P14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6982306321871958738" text:style-name="L122">
              <text:list-item>
                <text:p text:style-name="P14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57479009738995612" text:style-name="L123">
              <text:list-item>
                <text:p text:style-name="P150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917464850338745162" text:style-name="L124">
              <text:list-item>
                <text:p text:style-name="P15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597003295608162393" text:style-name="L125">
              <text:list-item>
                <text:p text:style-name="P152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4159894883383311917" text:style-name="L126">
              <text:list-item>
                <text:p text:style-name="P153">終了後、森さんに連絡。詰所に来てくれる。</text:p>
              </text:list-item>
              <text:list-item>
                <text:p text:style-name="P15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1934934731983422781" text:style-name="L127">
              <text:list-item>
                <text:p text:style-name="P15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<text:soft-page-break/>[/ XXXX] 20200309_143339</text:p>
      <text:p text:style-name="P14"/>
      <text:p text:style-name="P9"/>
      <text:p text:style-name="P14"/>
      <text:p text:style-name="P2">---------------------------------------------------------------</text:p>
      <text:p text:style-name="P4">[XXX] </text:p>
      <text:p text:style-name="P14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藤沢市辻堂新町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晴れ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辻堂駅（JR東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8999890161026448894" text:style-name="L128">
              <text:list-item>
                <text:p text:style-name="P155">９時過ぎか</text:p>
              </text:list-item>
              <text:list-item>
                <text:p text:style-name="P15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3025851834728050194" text:style-name="L129">
              <text:list-item>
                <text:p text:style-name="P156">西湘工業。３人。午後からだったか、４人。</text:p>
              </text:list-item>
              <text:list-item>
                <text:p text:style-name="P15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523080909486536555" text:style-name="L130">
              <text:list-item>
                <text:p text:style-name="P15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6091840885167694556" text:style-name="L131">
              <text:list-item>
                <text:p text:style-name="P15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2008020336487438041" text:style-name="L132">
              <text:list-item>
                <text:p text:style-name="P159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7675277028003032595" text:style-name="L133">
              <text:list-item>
                <text:p text:style-name="P16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5947569818480690687" text:style-name="L134">
              <text:list-item>
                <text:p text:style-name="P16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<text:soft-page-break/>ん</text:p>
          </table:table-cell>
          <table:table-cell table:style-name="表10.C2" office:value-type="string">
            <text:list xml:id="list4514504567063692739" text:style-name="L135">
              <text:list-item>
                <text:p text:style-name="P162">３人。</text:p>
              </text:list-item>
              <text:list-item>
                <text:p text:style-name="P162"><text:soft-page-break/>所長さん。（P1)</text:p>
              </text:list-item>
              <text:list-item>
                <text:p text:style-name="P162">４０ぐらいの人。体は痩せている。鼻の形、鉤鼻。立ち上がりの区画に入って、打設の完遂を確認する役。（P２）</text:p>
              </text:list-item>
              <text:list-item>
                <text:p text:style-name="P16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4994582232975686795" text:style-name="L136">
              <text:list-item>
                <text:p text:style-name="P16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599633415094672677" text:style-name="L137">
              <text:list-item>
                <text:p text:style-name="P16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1574051490331893353" text:style-name="L138">
              <text:list-item>
                <text:p text:style-name="P165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3372486489330243398" text:style-name="L139">
              <text:list-item>
                <text:p text:style-name="P166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4328613874957306137" text:style-name="L140">
              <text:list-item>
                <text:p text:style-name="P167">富士山が見える。大きい。</text:p>
              </text:list-item>
              <text:list-item>
                <text:p text:style-name="P16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5891311808590855354" text:style-name="L141">
              <text:list-item>
                <text:p text:style-name="P16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3062384659521710987" text:style-name="L142">
              <text:list-item>
                <text:p text:style-name="P16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3177398879184239845" text:style-name="L143">
              <text:list-item>
                <text:p text:style-name="P17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4"/>
      <text:p text:style-name="P4">[/ XXXX] 20200317_084620</text:p>
      <text:p text:style-name="P14"/>
      <text:p text:style-name="P9"/>
      <text:p text:style-name="P13"/>
      <text:p text:style-name="P2">---------------------------------------------------------------</text:p>
      <text:p text:style-name="P4"><text:soft-page-break/>[XXX] 20200325_134803</text:p>
      <text:p text:style-name="P14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アーデル平塚新築工事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>平塚駅</text:p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2618267353006646304" text:style-name="L144">
              <text:list-item>
                <text:p text:style-name="P171">開始　９時半過ぎ？</text:p>
              </text:list-item>
              <text:list-item>
                <text:p text:style-name="P17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3395218673021802683" text:style-name="L145">
              <text:list-item>
                <text:p text:style-name="P172">SHIMAZU</text:p>
              </text:list-item>
              <text:list-item>
                <text:p text:style-name="P172">３人。ホース担当は、口ひげあり。表情は硬い。５０前後か。皆、日本人。</text:p>
              </text:list-item>
              <text:list-item>
                <text:p text:style-name="P17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土工さん</text:p>
          </table:table-cell>
          <table:table-cell table:style-name="表11.C2" office:value-type="string">
            <text:list xml:id="list4818839722787723028" text:style-name="L146">
              <text:list-item>
                <text:p text:style-name="P17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633218232785316522" text:style-name="L147">
              <text:list-item>
                <text:p text:style-name="P17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7797828061911039694" text:style-name="L148">
              <text:list-item>
                <text:p text:style-name="P175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3845181064430681566" text:style-name="L149">
              <text:list-item>
                <text:p text:style-name="P176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7819729205154673620" text:style-name="L150">
              <text:list-item>
                <text:p text:style-name="P17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7969285501749177853" text:style-name="L151">
              <text:list-item>
                <text:p text:style-name="P17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552506091062835234" text:style-name="L152">
              <text:list-item>
                <text:p text:style-name="P17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2685995151859231663" text:style-name="L153">
              <text:list-item>
                <text:p text:style-name="P18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1115763392072500156" text:style-name="L154">
              <text:list-item>
                <text:p text:style-name="P18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1831643577406781260" text:style-name="L155">
              <text:list-item>
                <text:p text:style-name="P18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7529287316582769450" text:style-name="L156">
              <text:list-item>
                <text:p text:style-name="P18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647465929965175715" text:style-name="L157">
              <text:list-item>
                <text:p text:style-name="P18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1384239146439449587" text:style-name="L158">
              <text:list-item>
                <text:p text:style-name="P185">中根氏。日報のサイン、引き受けてもらった。</text:p>
              </text:list-item>
              <text:list-item>
                <text:p text:style-name="P185">電気担当の人。秋山さん。朝礼の後、設備の人に、引き合わせてくれた。</text:p>
                <text:list>
                  <text:list-item>
                    <text:p text:style-name="P18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8828320661739866652" text:style-name="L159">
              <text:list-item>
                <text:p text:style-name="P186">ロングスパンの、扉の開閉時。格子の間に指を挟む危険、変わりなくあり。</text:p>
              </text:list-item>
              <text:list-item>
                <text:p text:style-name="P18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4"/>
      <text:p text:style-name="P4">[/ XXXX] 20200325_140818</text:p>
      <text:p text:style-name="P14"/>
      <text:p text:style-name="P9"/>
      <text:p text:style-name="P2">---------------------------------------------------------------</text:p>
      <text:p text:style-name="P4">[XXX] 20200329_171641</text:p>
      <text:p text:style-name="P14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1">豊島区高田１丁目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早稲田駅（東西線）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8413638005703901246" text:style-name="L160">
              <text:list-item>
                <text:p text:style-name="P187">開始　：　９時半ぐらい</text:p>
              </text:list-item>
              <text:list-item>
                <text:p text:style-name="P187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3938519107008622364" text:style-name="L161">
              <text:list-item>
                <text:p text:style-name="P188">洋輔圧送</text:p>
              </text:list-item>
              <text:list-item>
                <text:p text:style-name="P188">３人。共に、４０前半か。</text:p>
              </text:list-item>
              <text:list-item>
                <text:p text:style-name="P188"><text:soft-page-break/>ホース口担当の人。髪の毛が、縮れている。</text:p>
              </text:list-item>
              <text:list-item>
                <text:p text:style-name="P188">ホースの引き回し担当の人。丸顔。よく笑顔になる。目尻に、シワが４・５本浮き出る、笑うとき。</text:p>
              </text:list-item>
              <text:list-item>
                <text:p text:style-name="P188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3451086397194962236" text:style-name="L162">
              <text:list-item>
                <text:p text:style-name="P189">石渡工務店</text:p>
              </text:list-item>
              <text:list-item>
                <text:p text:style-name="P189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6306998306337438991" text:style-name="L163">
              <text:list-item>
                <text:p text:style-name="P190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3952687932480638431" text:style-name="L164">
              <text:list-item>
                <text:p text:style-name="P191"/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3732816740745814945" text:style-name="L165">
              <text:list-item>
                <text:p text:style-name="P192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3326868064952355156" text:style-name="L166">
              <text:list-item>
                <text:p text:style-name="P19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3871497568309760085" text:style-name="L167">
              <text:list-item>
                <text:p text:style-name="P194">１人。年配の人。６０半ばか。</text:p>
              </text:list-item>
              <text:list-item>
                <text:p text:style-name="P194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4206850656334187872" text:style-name="L168">
              <text:list-item>
                <text:p text:style-name="P195">佐藤工業、あいはら様。電話の応対、丁寧にしてくださる。</text:p>
              </text:list-item>
              <text:list-item>
                <text:p text:style-name="P195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らの同僚</text:p>
          </table:table-cell>
          <table:table-cell table:style-name="表12.C2" office:value-type="string">
            <text:list xml:id="list3055909669440962105" text:style-name="L169">
              <text:list-item>
                <text:p text:style-name="P19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8236234369886200839" text:style-name="L170">
              <text:list-item>
                <text:p text:style-name="P197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611967647990797395" text:style-name="L171">
              <text:list-item>
                <text:p text:style-name="P198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4602514817940430648" text:style-name="L172">
              <text:list-item>
                <text:p text:style-name="P199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7603588027888913021" text:style-name="L173">
              <text:list-item>
                <text:p text:style-name="P20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5986655231590920226" text:style-name="L174">
              <text:list-item>
                <text:p text:style-name="P201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5050803839468405150" text:style-name="L175">
              <text:list-item>
                <text:p text:style-name="P202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4"/>
      <text:p text:style-name="P4">[/ XXXX] 20200329_173344</text:p>
      <text:p text:style-name="P14"/>
      <text:p text:style-name="P9"/>
      <text:p text:style-name="P14"/>
      <text:p text:style-name="P2">---------------------------------------------------------------</text:p>
      <text:p text:style-name="P4">[XXX] 20200405_080211</text:p>
      <text:p text:style-name="P14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こぶしえん新築工事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学芸大学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3526286575975419650" text:style-name="L176">
              <text:list-item>
                <text:p text:style-name="P203">開始　９時？</text:p>
              </text:list-item>
              <text:list-item>
                <text:p text:style-name="P203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1307128378880962203" text:style-name="L177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6477053805387124233" text:style-name="L178">
              <text:list-item>
                <text:p text:style-name="P205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<text:soft-page-break/>相番の人</text:p>
          </table:table-cell>
          <table:table-cell table:style-name="表14.C2" office:value-type="string">
            <text:list xml:id="list9123919842326524117" text:style-name="L179">
              <text:list-item>
                <text:p text:style-name="P206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7346820928843859914" text:style-name="L180">
              <text:list-item>
                <text:p text:style-name="P207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8005383149855029427" text:style-name="L181">
              <text:list-item>
                <text:p text:style-name="P208">ガタイのいい人、またいる。表情は、健康そう。マスクはしていない。</text:p>
              </text:list-item>
              <text:list-item>
                <text:p text:style-name="P208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6347885228560449383" text:style-name="L182">
              <text:list-item>
                <text:p text:style-name="P209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5843545022888716254" text:style-name="L183">
              <text:list-item>
                <text:p text:style-name="P210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4498165661443156491" text:style-name="L184">
              <text:list-item>
                <text:p text:style-name="P211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483925166830966679" text:style-name="L185">
              <text:list-item>
                <text:p text:style-name="P212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3737923900997541957" text:style-name="L186">
              <text:list-item>
                <text:p text:style-name="P21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8438283194664598197" text:style-name="L187">
              <text:list-item>
                <text:p text:style-name="P214">長畑さんに、サインしてもらう</text:p>
              </text:list-item>
              <text:list-item>
                <text:p text:style-name="P214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9138527653136132279" text:style-name="L188">
              <text:list-item>
                <text:p text:style-name="P215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4"/>
      <text:p text:style-name="P4">[/ XXXX] 20200405_081406</text:p>
      <text:p text:style-name="P14"/>
      <text:p text:style-name="P9"/>
      <text:p text:style-name="P14"/>
      <text:p text:style-name="P2">---------------------------------------------------------------</text:p>
      <text:p text:style-name="P4">[XXX] 20200429_152039</text:p>
      <text:p text:style-name="P14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新高円寺プロジェクト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新高円寺駅</text:p>
          </table:table-cell>
        </table:table-row>
        <text:soft-page-break/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4558699845682702262" text:style-name="L189">
              <text:list-item>
                <text:p text:style-name="P216">開始：９時半ぐらい</text:p>
              </text:list-item>
              <text:list-item>
                <text:p text:style-name="P216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858475328158857498" text:style-name="L190">
              <text:list-item>
                <text:p text:style-name="P217">３人。一人は、ベトナムの人か。１６５ぐらい。こぶとり。顔の輪郭は、まるっこい。表情は、いかつい。浅黒の肌。</text:p>
              </text:list-item>
              <text:list-item>
                <text:p text:style-name="P217">もう一人、ホース口、そして引き回しも担当の人。日本人。小柄。６５ぐらいか。顔にシワ。身のこなしは、軽い。</text:p>
              </text:list-item>
              <text:list-item>
                <text:p text:style-name="P217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7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7321694820761764180" text:style-name="L191">
              <text:list-item>
                <text:p text:style-name="P218">以前に会ったことのある人たち。</text:p>
              </text:list-item>
              <text:list-item>
                <text:p text:style-name="P218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人</text:p>
          </table:table-cell>
          <table:table-cell table:style-name="表15.C2" office:value-type="string">
            <text:list xml:id="list2332671576690788323" text:style-name="L192">
              <text:list-item>
                <text:p text:style-name="P219"/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5334445066448688162" text:style-name="L193">
              <text:list-item>
                <text:p text:style-name="P220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8361118146844866849" text:style-name="L194">
              <text:list-item>
                <text:p text:style-name="P221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6829014959028518554" text:style-name="L195">
              <text:list-item>
                <text:p text:style-name="P22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5981495320724808243" text:style-name="L196">
              <text:list-item>
                <text:p text:style-name="P223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5097580278731351075" text:style-name="L197">
              <text:list-item>
                <text:p text:style-name="P224">サインをもらったのは、ホクシンの、ある一人の方。１６５ぐらい。顔つきに、脳発達の、非標準さを感じる。</text:p>
                <text:list>
                  <text:list-item>
                    <text:p text:style-name="P224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4489592981601003662" text:style-name="L198">
              <text:list-item>
                <text:p text:style-name="P22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<text:soft-page-break/>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5876687247602385641" text:style-name="L199">
              <text:list-item>
                <text:p text:style-name="P226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3751491243050968415" text:style-name="L200">
              <text:list-item>
                <text:p text:style-name="P227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31325823101387346" text:style-name="L201">
              <text:list-item>
                <text:p text:style-name="P22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7940086220897689485" text:style-name="L202">
              <text:list-item>
                <text:p text:style-name="P229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9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9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3949278565195287332" text:style-name="L203">
              <text:list-item>
                <text:p text:style-name="P230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4940074904629706424" text:style-name="L204">
              <text:list-item>
                <text:p text:style-name="P231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4"/>
      <text:p text:style-name="P4">[/ XXXX] 20200429_153354</text:p>
      <text:p text:style-name="P14"/>
      <text:p text:style-name="P9"/>
      <text:p text:style-name="P2">---------------------------------------------------------------</text:p>
      <text:p text:style-name="P4">[XXX] <text:span text:style-name="T9">20200603_171930</text:span></text:p>
      <text:p text:style-name="P14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アビティ宮前平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曇り、時々晴れ。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宮前平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3977815147454984798" text:style-name="L205">
              <text:list-item>
                <text:p text:style-name="P232">開始　=&gt;　９：１５？</text:p>
              </text:list-item>
              <text:list-item>
                <text:p text:style-name="P232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5388745791859330244" text:style-name="L206">
              <text:list-item>
                <text:p text:style-name="P233">“Fujita”</text:p>
              </text:list-item>
              <text:list-item>
                <text:p text:style-name="P233">もう一つのチームの、ホース担当の人。ベトナム人か。若い。見ると、いつも笑顔を見せている。</text:p>
              </text:list-item>
              <text:list-item>
                <text:p text:style-name="P233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1294985247631360893" text:style-name="L207">
              <text:list-item>
                <text:p text:style-name="P234">バイブ担当。２人とも、日本時。</text:p>
              </text:list-item>
              <text:list-item>
                <text:p text:style-name="P234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6207593207246775453" text:style-name="L208">
              <text:list-item>
                <text:p text:style-name="P235">日本人。若い人。目元まで、マスクで覆っている。</text:p>
                <text:list>
                  <text:list-item>
                    <text:p text:style-name="P235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3158698322058566595" text:style-name="L209">
              <text:list-item>
                <text:p text:style-name="P236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8661113434090495492" text:style-name="L210">
              <text:list-item>
                <text:p text:style-name="P237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5515719465167077561" text:style-name="L211">
              <text:list-item>
                <text:p text:style-name="P238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2285572202182866229" text:style-name="L212">
              <text:list-item>
                <text:p text:style-name="P239">２人。一人は、若い人。３０前半ぐらいか。結婚指輪が、真新しいものに見える。</text:p>
              </text:list-item>
              <text:list-item>
                <text:p text:style-name="P239">朝礼時の、周知会。発する声が、真が太い。と感じる。言いよどんだり、聞き取りにくい発声、ではない。</text:p>
              </text:list-item>
              <text:list-item>
                <text:p text:style-name="P239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4743777969469908480" text:style-name="L213">
              <text:list-item>
                <text:p text:style-name="P240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2164999602944660091" text:style-name="L214">
              <text:list-item>
                <text:p text:style-name="P241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8225836623348294810" text:style-name="L215">
              <text:list-item>
                <text:p text:style-name="P242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3243825255652218314" text:style-name="L216">
              <text:list-item>
                <text:p text:style-name="P243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5985457680272344053" text:style-name="L217">
              <text:list-item>
                <text:p text:style-name="P244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71080897555866578" text:style-name="L218">
              <text:list-item>
                <text:p text:style-name="P24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77556156156992210" text:style-name="L219">
              <text:list-item>
                <text:p text:style-name="P246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1512283125026339352" text:style-name="L220">
              <text:list-item>
                <text:p text:style-name="P247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4"/>
      <text:p text:style-name="P4">[/ XXXX] 20200603_173909</text:p>
      <text:p text:style-name="P14"/>
      <text:p text:style-name="P9"/>
      <text:p text:style-name="P2">---------------------------------------------------------------</text:p>
      <text:p text:style-name="P4">[XXX] </text:p>
      <text:p text:style-name="P14">myself / towa diary / 20200614_095511</text:p>
      <text:p text:style-name="P14"/>
      <text:p text:style-name="P3"><text:span text:style-name="T3">作業日：</text:span><office:annotation office:name="__Annotation__3709_2121379998"><dc:creator>iwabuchi ken</dc:creator><dc:date>2020-06-14T10:18:56.32</dc:date><text:p text:style-name="P380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田端駅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3825260168596528288" text:style-name="L221">
              <text:list-item>
                <text:p text:style-name="P248">開始 <text:s/>9:30 경</text:p>
              </text:list-item>
              <text:list-item>
                <text:p text:style-name="P248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2717942492871729669" text:style-name="L222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1981649753998132125" text:style-name="L223">
              <text:list-item>
                <text:p text:style-name="P250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5582556637346236858" text:style-name="L224">
              <text:list-item>
                <text:p text:style-name="P251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8817560439559318" text:style-name="L225">
              <text:list-item>
                <text:p text:style-name="P252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4848521624062824727" text:style-name="L226">
              <text:list-item>
                <text:p text:style-name="P253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8519083983016195351" text:style-name="L227">
              <text:list-item>
                <text:p text:style-name="P254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1654145017304943955" text:style-name="L228">
              <text:list-item>
                <text:p text:style-name="P255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733556432407086621" text:style-name="L229">
              <text:list-item>
                <text:p text:style-name="P256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5012208022539842691" text:style-name="L230">
              <text:list-item>
                <text:p text:style-name="P257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2254155884861444663" text:style-name="L231">
              <text:list-item>
                <text:p text:style-name="P258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138931106063319973" text:style-name="L232">
              <text:list-item>
                <text:p text:style-name="P259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3321333067358399851" text:style-name="L233">
              <text:list-item>
                <text:p text:style-name="P260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4486817767923174168" text:style-name="L234">
              <text:list-item>
                <text:p text:style-name="P261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61">이 조치에 의해 타설「打設의 진행「進行이 늦였다「遅れた.</text:p>
                  </text:list-item>
                  <text:list-item>
                    <text:p text:style-name="P261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もらったこと</text:p>
          </table:table-cell>
          <table:table-cell table:style-name="表17.C2" office:value-type="string">
            <text:list xml:id="list3791562793933639719" text:style-name="L235">
              <text:list-item>
                <text:p text:style-name="P262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764102522637989713" text:style-name="L236">
              <text:list-item>
                <text:p text:style-name="P263"/>
              </text:list-item>
            </text:list>
          </table:table-cell>
        </table:table-row>
      </table:table>
      <text:p text:style-name="P14"/>
      <text:p text:style-name="P4">[/ XXXX] 20200614_102041</text:p>
      <text:p text:style-name="P14"/>
      <text:p text:style-name="P9"/>
      <text:p text:style-name="P4">[XXX] </text:p>
      <text:p text:style-name="P14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メインステージ鶴見Ⅱ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雲あり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鶴見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6480860216741762720" text:style-name="L237">
              <text:list-item>
                <text:p text:style-name="P264">開始　：　９時半すぎだったか</text:p>
              </text:list-item>
              <text:list-item>
                <text:p text:style-name="P264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1476908877022492160" text:style-name="L238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6339698726015493037" text:style-name="L239">
              <text:list-item>
                <text:p text:style-name="P266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8258279323078843850" text:style-name="L240">
              <text:list-item>
                <text:p text:style-name="P267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2857307762868060141" text:style-name="L241">
              <text:list-item>
                <text:p text:style-name="P268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6403211036456655819" text:style-name="L242">
              <text:list-item>
                <text:p text:style-name="P269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6068957928889624036" text:style-name="L243">
              <text:list-item>
                <text:p text:style-name="P270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288764486249469205" text:style-name="L244">
              <text:list-item>
                <text:p text:style-name="P271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8109253639080439980" text:style-name="L245">
              <text:list-item>
                <text:p text:style-name="P272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72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2114597864672619027" text:style-name="L246">
              <text:list-item>
                <text:p text:style-name="P273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1585170258165743706" text:style-name="L247">
              <text:list-item>
                <text:p text:style-name="P274">階段。次に、壁。</text:p>
              </text:list-item>
              <text:list-item>
                <text:p text:style-name="P274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<text:soft-page-break/>見聞</text:p>
          </table:table-cell>
          <table:table-cell table:style-name="表18.C2" office:value-type="string">
            <text:list xml:id="list477273501964705368" text:style-name="L248">
              <text:list-item>
                <text:p text:style-name="P275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6068508621049787963" text:style-name="L249">
              <text:list-item>
                <text:p text:style-name="P276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4920717880232761550" text:style-name="L250">
              <text:list-item>
                <text:p text:style-name="P277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77">２台目、自分が入ったグループ。８トン車（だったか）。大きい。</text:p>
              </text:list-item>
              <text:list-item>
                <text:p text:style-name="P277">待ち　=&gt;　あり。最後は、２０分の待ちだったか。土工の親方さん、「もういいよ」と、言ってくれる。</text:p>
              </text:list-item>
              <text:list-item>
                <text:p text:style-name="P277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4239137860419930341" text:style-name="L251">
              <text:list-item>
                <text:p text:style-name="P278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1538439287286030430" text:style-name="L252">
              <text:list-item>
                <text:p text:style-name="P279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4"/>
      <text:p text:style-name="P4">[/ XXXX] 20200703_151331</text:p>
      <text:p text:style-name="P6"/>
      <text:p text:style-name="P9"/>
      <text:p text:style-name="P4">[XXX] </text:p>
      <text:p text:style-name="P14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1">田端プロジェクト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36327187" text:continue-list="list2618267353006646304" text:style-name="L144">
              <text:list-item>
                <text:p text:style-name="P171">開始</text:p>
              </text:list-item>
              <text:list-item>
                <text:p text:style-name="P171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2154960308409152221" text:style-name="L253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6237495749406551818" text:style-name="L254">
              <text:list-item>
                <text:p text:style-name="P281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<text:soft-page-break/>電気屋さんの相番の人</text:p>
          </table:table-cell>
          <table:table-cell table:style-name="表19.C2" office:value-type="string">
            <text:list xml:id="list425863891690824378" text:style-name="L255">
              <text:list-item>
                <text:p text:style-name="P282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82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82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6234079593659368338" text:style-name="L256">
              <text:list-item>
                <text:p text:style-name="P283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571502871425546793" text:style-name="L257">
              <text:list-item>
                <text:p text:style-name="P284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3184416182708928788" text:style-name="L258">
              <text:list-item>
                <text:p text:style-name="P285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3111329251346188623" text:style-name="L259">
              <text:list-item>
                <text:p text:style-name="P286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7481639091507600183" text:style-name="L260">
              <text:list-item>
                <text:p text:style-name="P287">どちらの日も、菅野さん</text:p>
              </text:list-item>
              <text:list-item>
                <text:p text:style-name="P287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87">もう一人は、始めて見るか。同じく、若い人。３０半ばか。１７０少し</text:p>
                  </text:list-item>
                  <text:list-item>
                    <text:p text:style-name="P287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4086858771545101534" text:style-name="L261">
              <text:list-item>
                <text:p text:style-name="P288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6146415342459790646" text:style-name="L262">
              <text:list-item>
                <text:p text:style-name="P289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8044748241353258575" text:style-name="L263">
              <text:list-item>
                <text:p text:style-name="P290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4"/>
      <text:p text:style-name="P4">[/ XXXX] 20200713_144613</text:p>
      <text:p text:style-name="P7"/>
      <text:p text:style-name="P9"/>
      <text:p text:style-name="P4">[XXX] </text:p>
      <text:p text:style-name="P14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>大東建託　住信建託様ホテル計画</text:p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>雨。時々、曇り</text:p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>入谷（日比谷線）</text:p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7092894153340781812" text:style-name="L264">
              <text:list-item>
                <text:p text:style-name="P291">開始　：　９：１０頃？</text:p>
              </text:list-item>
              <text:list-item>
                <text:p text:style-name="P291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1174210135690728628" text:style-name="L265">
              <text:list-item>
                <text:p text:style-name="P292">池田総業</text:p>
              </text:list-item>
              <text:list-item>
                <text:p text:style-name="P292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7803429412183457276" text:style-name="L266">
              <text:list-item>
                <text:p text:style-name="P293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4148333092870083855" text:style-name="L267">
              <text:list-item>
                <text:p text:style-name="P294">東和から。北千住営業所、田辺さん。北千住の近くに在住。この現場へは、バスを利用。１回乗り換えか。</text:p>
              </text:list-item>
              <text:list-item>
                <text:p text:style-name="P294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1519011723870024593" text:style-name="L268">
              <text:list-item>
                <text:p text:style-name="P295">２人。一人は、６０後半か。小柄。シワ有り。</text:p>
              </text:list-item>
              <text:list-item>
                <text:p text:style-name="P295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6828326789081389500" text:style-name="L269">
              <text:list-item>
                <text:p text:style-name="P296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2374629996495323163" text:style-name="L270">
              <text:list-item>
                <text:p text:style-name="P297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3630640758817509337" text:style-name="L271">
              <text:list-item>
                <text:p text:style-name="P298">２人。所長さんは、小柄。言葉に、九州の訛り。６０半ばか。謹厳な物腰。</text:p>
              </text:list-item>
              <text:list-item>
                <text:p text:style-name="P298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1251255489115237195" text:style-name="L272">
              <text:list-item>
                <text:p text:style-name="P299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366865530247515814" text:style-name="L273">
              <text:list-item>
                <text:p text:style-name="P300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8206801194756543359" text:style-name="L274">
              <text:list-item>
                <text:p text:style-name="P301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5380954956623359951" text:style-name="L275">
              <text:list-item>
                <text:p text:style-name="P302">鉄筋の網目が、粗い。足を、踏み外し易い。</text:p>
              </text:list-item>
            </text:list>
          </table:table-cell>
        </table:table-row>
      </table:table>
      <text:p text:style-name="P14"/>
      <text:p text:style-name="P4">[/ XXXX] 20200719_151933</text:p>
      <text:p text:style-name="P1"><text:soft-page-break/></text:p>
      <text:p text:style-name="P9"/>
      <text:p text:style-name="P2">---------------------------------------------------------------</text:p>
      <text:p text:style-name="P4">[XXX] </text:p>
      <text:p text:style-name="P14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0">1</text:p>
          </table:table-cell>
          <table:table-cell table:style-name="表21.B1" office:value-type="string">
            <text:p text:style-name="P10">現場</text:p>
          </table:table-cell>
          <table:table-cell table:style-name="表21.C1" office:value-type="string">
            <text:p text:style-name="P11">箕輪町計画I敷地</text:p>
            <text:p text:style-name="P11">経塚工業（三井住友建設）</text:p>
          </table:table-cell>
        </table:table-row>
        <table:table-row>
          <table:table-cell table:style-name="表21.A2" office:value-type="float" office:value="2">
            <text:p text:style-name="P10">2</text:p>
          </table:table-cell>
          <table:table-cell table:style-name="表21.B2" office:value-type="string">
            <text:p text:style-name="P10">天気</text:p>
          </table:table-cell>
          <table:table-cell table:style-name="表21.C2" office:value-type="string">
            <text:p text:style-name="P11">曇り。</text:p>
          </table:table-cell>
        </table:table-row>
        <table:table-row>
          <table:table-cell table:style-name="表21.A2" office:value-type="float" office:value="3">
            <text:p text:style-name="P10">3</text:p>
          </table:table-cell>
          <table:table-cell table:style-name="表21.B2" office:value-type="string">
            <text:p text:style-name="P10">最寄り</text:p>
          </table:table-cell>
          <table:table-cell table:style-name="表21.C2" office:value-type="string">
            <text:p text:style-name="P11">日吉駅</text:p>
          </table:table-cell>
        </table:table-row>
        <table:table-row>
          <table:table-cell table:style-name="表21.B2" office:value-type="string">
            <text:p text:style-name="P10">3-2</text:p>
            <text:p text:style-name="P10"/>
          </table:table-cell>
          <table:table-cell table:style-name="表21.B2" office:value-type="string">
            <text:p text:style-name="P11">開始／終了時刻</text:p>
          </table:table-cell>
          <table:table-cell table:style-name="表21.C2" office:value-type="string">
            <text:list xml:id="list6666494792971791237" text:style-name="L276">
              <text:list-item>
                <text:p text:style-name="P303">開始　：　９：１５ぐらい</text:p>
              </text:list-item>
              <text:list-item>
                <text:p text:style-name="P303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0">4</text:p>
          </table:table-cell>
          <table:table-cell table:style-name="表21.B2" office:value-type="string">
            <text:p text:style-name="P10">他職：ポンプ</text:p>
          </table:table-cell>
          <table:table-cell table:style-name="表21.C2" office:value-type="string">
            <text:list xml:id="list2406975440094421181" text:style-name="L277">
              <text:list-item>
                <text:p text:style-name="P304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0">5</text:p>
          </table:table-cell>
          <table:table-cell table:style-name="表21.B2" office:value-type="string">
            <text:p text:style-name="P10">他職：土工さん</text:p>
          </table:table-cell>
          <table:table-cell table:style-name="表21.C2" office:value-type="string">
            <text:list xml:id="list4561230376893494322" text:style-name="L278">
              <text:list-item>
                <text:p text:style-name="P305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0">6</text:p>
          </table:table-cell>
          <table:table-cell table:style-name="表21.B2" office:value-type="string">
            <text:p text:style-name="P10">他職：電気屋さんの相番の人</text:p>
          </table:table-cell>
          <table:table-cell table:style-name="表21.C2" office:value-type="string">
            <text:list xml:id="list4211892328868884436" text:style-name="L279">
              <text:list-item>
                <text:p text:style-name="P306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0">6--2</text:p>
          </table:table-cell>
          <table:table-cell table:style-name="表21.B2" office:value-type="string">
            <text:p text:style-name="P10">他職：<text:span text:style-name="T2">警備</text:span></text:p>
          </table:table-cell>
          <table:table-cell table:style-name="表21.C2" office:value-type="string">
            <text:list xml:id="list8706067405933956336" text:style-name="L280">
              <text:list-item>
                <text:p text:style-name="P307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土間屋さん</text:span></text:p>
          </table:table-cell>
          <table:table-cell table:style-name="表21.C2" office:value-type="string">
            <text:list xml:id="list1167071546854930212" text:style-name="L281">
              <text:list-item>
                <text:p text:style-name="P308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大工さん</text:span></text:p>
          </table:table-cell>
          <table:table-cell table:style-name="表21.C2" office:value-type="string">
            <text:list xml:id="list907724229558323335" text:style-name="L282">
              <text:list-item>
                <text:p text:style-name="P309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0">7</text:p>
          </table:table-cell>
          <table:table-cell table:style-name="表21.B2" office:value-type="string">
            <text:p text:style-name="P10">監督さん</text:p>
          </table:table-cell>
          <table:table-cell table:style-name="表21.C2" office:value-type="string">
            <text:list xml:id="list8956636606575369594" text:style-name="L283">
              <text:list-item>
                <text:p text:style-name="P310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0">8</text:p>
          </table:table-cell>
          <table:table-cell table:style-name="表21.B2" office:value-type="string">
            <text:p text:style-name="P10">発注者の方</text:p>
          </table:table-cell>
          <table:table-cell table:style-name="表21.C2" office:value-type="string">
            <text:list xml:id="list500107268536966096" text:style-name="L284">
              <text:list-item>
                <text:p text:style-name="P311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東和からの同僚</text:p>
          </table:table-cell>
          <table:table-cell table:style-name="表21.C2" office:value-type="string">
            <text:list xml:id="list2735090131469732922" text:style-name="L285">
              <text:list-item>
                <text:p text:style-name="P312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0">9</text:p>
          </table:table-cell>
          <table:table-cell table:style-name="表21.B2" office:value-type="string">
            <text:p text:style-name="P10">現場見取り図</text:p>
          </table:table-cell>
          <table:table-cell table:style-name="表21.C2" office:value-type="string">
            <text:p text:style-name="P10"/>
          </table:table-cell>
        </table:table-row>
        <table:table-row>
          <table:table-cell table:style-name="表21.A2" office:value-type="float" office:value="10">
            <text:p text:style-name="P10">10</text:p>
          </table:table-cell>
          <table:table-cell table:style-name="表21.B2" office:value-type="string">
            <text:p text:style-name="P11">段取り</text:p>
          </table:table-cell>
          <table:table-cell table:style-name="表21.C2" office:value-type="string">
            <text:list xml:id="list3813316136265095034" text:style-name="L286">
              <text:list-item>
                <text:p text:style-name="P313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行き帰りでの出来事、見聞</text:p>
          </table:table-cell>
          <table:table-cell table:style-name="表21.C2" office:value-type="string">
            <text:list xml:id="list2936641798582203396" text:style-name="L287">
              <text:list-item>
                <text:p text:style-name="P314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周囲の事物</text:p>
          </table:table-cell>
          <table:table-cell table:style-name="表21.C2" office:value-type="string">
            <text:list xml:id="list4860664298967859367" text:style-name="L288">
              <text:list-item>
                <text:p text:style-name="P315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0">11</text:p>
          </table:table-cell>
          <table:table-cell table:style-name="表21.B2" office:value-type="string">
            <text:p text:style-name="P11">その他</text:p>
          </table:table-cell>
          <table:table-cell table:style-name="表21.C2" office:value-type="string">
            <text:list xml:id="list3349785104616426845" text:style-name="L289">
              <text:list-item>
                <text:p text:style-name="P316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0">12</text:p>
          </table:table-cell>
          <table:table-cell table:style-name="表21.B2" office:value-type="string">
            <text:p text:style-name="P11">やってもらったこと</text:p>
          </table:table-cell>
          <table:table-cell table:style-name="表21.C2" office:value-type="string">
            <text:list xml:id="list8709817273494790830" text:style-name="L290">
              <text:list-item>
                <text:p text:style-name="P317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危険予知、危険感知</text:p>
          </table:table-cell>
          <table:table-cell table:style-name="表21.C2" office:value-type="string">
            <text:list xml:id="list2009658911561297253" text:style-name="L291">
              <text:list-item>
                <text:p text:style-name="P318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4"/>
      <text:p text:style-name="P4">[/ XXXX] 20200731_170424</text:p>
      <text:p text:style-name="P1"/>
      <text:p text:style-name="P9"/>
      <text:p text:style-name="P2">---------------------------------------------------------------</text:p>
      <text:p text:style-name="P4">[XXX] </text:p>
      <text:p text:style-name="P14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0">1</text:p>
          </table:table-cell>
          <table:table-cell table:style-name="表22.B1" office:value-type="string">
            <text:p text:style-name="P10">現場</text:p>
          </table:table-cell>
          <table:table-cell table:style-name="表22.C1" office:value-type="string">
            <text:p text:style-name="P11">田端プロジェクト</text:p>
          </table:table-cell>
        </table:table-row>
        <table:table-row>
          <table:table-cell table:style-name="表22.A2" office:value-type="float" office:value="2">
            <text:p text:style-name="P10">2</text:p>
          </table:table-cell>
          <table:table-cell table:style-name="表22.B2" office:value-type="string">
            <text:p text:style-name="P10">天気</text:p>
          </table:table-cell>
          <table:table-cell table:style-name="表22.C2" office:value-type="string">
            <text:p text:style-name="P11">晴れ。一時雨。</text:p>
          </table:table-cell>
        </table:table-row>
        <table:table-row>
          <table:table-cell table:style-name="表22.A2" office:value-type="float" office:value="3">
            <text:p text:style-name="P10">3</text:p>
          </table:table-cell>
          <table:table-cell table:style-name="表22.B2" office:value-type="string">
            <text:p text:style-name="P10">最寄り</text:p>
          </table:table-cell>
          <table:table-cell table:style-name="表22.C2" office:value-type="string">
            <text:p text:style-name="P11">田端駅</text:p>
          </table:table-cell>
        </table:table-row>
        <table:table-row>
          <table:table-cell table:style-name="表22.B2" office:value-type="string">
            <text:p text:style-name="P10">3-2</text:p>
            <text:p text:style-name="P10"/>
          </table:table-cell>
          <table:table-cell table:style-name="表22.B2" office:value-type="string">
            <text:p text:style-name="P11">開始／終了時刻</text:p>
          </table:table-cell>
          <table:table-cell table:style-name="表22.C2" office:value-type="string">
            <text:list xml:id="list4327050855591588836" text:style-name="L292">
              <text:list-item>
                <text:p text:style-name="P319">開始　：　９：３０過ぎ</text:p>
              </text:list-item>
              <text:list-item>
                <text:p text:style-name="P319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0">4</text:p>
          </table:table-cell>
          <table:table-cell table:style-name="表22.B2" office:value-type="string">
            <text:p text:style-name="P10">他職：ポンプ</text:p>
          </table:table-cell>
          <table:table-cell table:style-name="表22.C2" office:value-type="string">
            <text:list xml:id="list2074588373519726939" text:style-name="L293">
              <text:list-item>
                <text:p text:style-name="P320">東方工業（？）　=&gt;　「東」が入っていた。</text:p>
              </text:list-item>
              <text:list-item>
                <text:p text:style-name="P320">親方さんらしき人。小柄。前々回にいたか。南方系の顔立ち。肌は浅黒。唇は、下受け。</text:p>
              </text:list-item>
              <text:list-item>
                <text:p text:style-name="P320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0">5</text:p>
          </table:table-cell>
          <table:table-cell table:style-name="表22.B2" office:value-type="string">
            <text:p text:style-name="P10">他職：土工さん</text:p>
          </table:table-cell>
          <table:table-cell table:style-name="表22.C2" office:value-type="string">
            <text:list xml:id="list7420366128312154943" text:style-name="L294">
              <text:list-item>
                <text:p text:style-name="P321">石渡建設</text:p>
              </text:list-item>
              <text:list-item>
                <text:p text:style-name="P321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0">6</text:p>
          </table:table-cell>
          <table:table-cell table:style-name="表22.B2" office:value-type="string">
            <text:p text:style-name="P10">他職：電気屋さんの相番の人</text:p>
          </table:table-cell>
          <table:table-cell table:style-name="表22.C2" office:value-type="string">
            <text:list xml:id="list2553630594230599354" text:style-name="L295">
              <text:list-item>
                <text:p text:style-name="P322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0">6--2</text:p>
          </table:table-cell>
          <table:table-cell table:style-name="表22.B2" office:value-type="string">
            <text:p text:style-name="P10">他職：<text:span text:style-name="T2">警備</text:span></text:p>
          </table:table-cell>
          <table:table-cell table:style-name="表22.C2" office:value-type="string">
            <text:list xml:id="list4941648787418338689" text:style-name="L296">
              <text:list-item>
                <text:p text:style-name="P323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0"/>
          </table:table-cell>
          <table:table-cell table:style-name="表22.B2" office:value-type="string">
            <text:p text:style-name="P10">他職：<text:span text:style-name="T2">土間屋さん</text:span></text:p>
          </table:table-cell>
          <table:table-cell table:style-name="表22.C2" office:value-type="string">
            <text:list xml:id="list4781357858055942718" text:style-name="L297">
              <text:list-item>
                <text:p text:style-name="P324"/>
              </text:list-item>
            </text:list>
          </table:table-cell>
        </table:table-row>
        <table:table-row>
          <table:table-cell table:style-name="表22.B2" office:value-type="string">
            <text:p text:style-name="P10"/>
          </table:table-cell>
          <table:table-cell table:style-name="表22.B2" office:value-type="string">
            <text:p text:style-name="P10">他職：<text:span text:style-name="T2">大工さん</text:span></text:p>
          </table:table-cell>
          <table:table-cell table:style-name="表22.C2" office:value-type="string">
            <text:list xml:id="list2781208790371207249" text:style-name="L298">
              <text:list-item>
                <text:p text:style-name="P325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0">7</text:p>
          </table:table-cell>
          <table:table-cell table:style-name="表22.B2" office:value-type="string">
            <text:p text:style-name="P10">監督さん</text:p>
          </table:table-cell>
          <table:table-cell table:style-name="表22.C2" office:value-type="string">
            <text:list xml:id="list9027287051080936405" text:style-name="L299">
              <text:list-item>
                <text:p text:style-name="P326">若い人。結婚指輪をはめている。目がクリッとした人。前回も。</text:p>
              </text:list-item>
              <text:list-item>
                <text:p text:style-name="P326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0">8</text:p>
          </table:table-cell>
          <table:table-cell table:style-name="表22.B2" office:value-type="string">
            <text:p text:style-name="P10">発注者の方</text:p>
          </table:table-cell>
          <table:table-cell table:style-name="表22.C2" office:value-type="string">
            <text:list xml:id="list6553874317052146513" text:style-name="L300">
              <text:list-item>
                <text:p text:style-name="P327">ホクシン。カンノさん。現場で作業。</text:p>
              </text:list-item>
              <text:list-item>
                <text:p text:style-name="P327">他に、「ガス屋さん」が来ていたか。ホクシンからは、カンノさん一人。</text:p>
              </text:list-item>
              <text:list-item>
                <text:p text:style-name="P327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東和からの同僚</text:p>
          </table:table-cell>
          <table:table-cell table:style-name="表22.C2" office:value-type="string">
            <text:list xml:id="list3302407314702367192" text:style-name="L301">
              <text:list-item>
                <text:p text:style-name="P328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0">9</text:p>
          </table:table-cell>
          <table:table-cell table:style-name="表22.B2" office:value-type="string">
            <text:p text:style-name="P10">現場見取り図</text:p>
          </table:table-cell>
          <table:table-cell table:style-name="表22.C2" office:value-type="string">
            <text:p text:style-name="P10"/>
          </table:table-cell>
        </table:table-row>
        <table:table-row>
          <table:table-cell table:style-name="表22.A2" office:value-type="float" office:value="10">
            <text:p text:style-name="P10">10</text:p>
          </table:table-cell>
          <table:table-cell table:style-name="表22.B2" office:value-type="string">
            <text:p text:style-name="P11">段取り</text:p>
          </table:table-cell>
          <table:table-cell table:style-name="表22.C2" office:value-type="string">
            <text:list xml:id="list3394702274956122914" text:style-name="L302">
              <text:list-item>
                <text:p text:style-name="P329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行き帰りでの出来事、見聞</text:p>
          </table:table-cell>
          <table:table-cell table:style-name="表22.C2" office:value-type="string">
            <text:list xml:id="list3897659151935001544" text:style-name="L303">
              <text:list-item>
                <text:p text:style-name="P330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周囲の事物</text:p>
          </table:table-cell>
          <table:table-cell table:style-name="表22.C2" office:value-type="string">
            <text:list xml:id="list4183277075683347827" text:style-name="L304">
              <text:list-item>
                <text:p text:style-name="P331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0">11</text:p>
          </table:table-cell>
          <table:table-cell table:style-name="表22.B2" office:value-type="string">
            <text:p text:style-name="P11">その他</text:p>
          </table:table-cell>
          <table:table-cell table:style-name="表22.C2" office:value-type="string">
            <text:list xml:id="list3078594433965659184" text:style-name="L305">
              <text:list-item>
                <text:p text:style-name="P332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0">12</text:p>
          </table:table-cell>
          <table:table-cell table:style-name="表22.B2" office:value-type="string">
            <text:p text:style-name="P11">やってもらったこと</text:p>
          </table:table-cell>
          <table:table-cell table:style-name="表22.C2" office:value-type="string">
            <text:list xml:id="list5412316947166380632" text:style-name="L306">
              <text:list-item>
                <text:p text:style-name="P333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危険予知、危険感知</text:p>
          </table:table-cell>
          <table:table-cell table:style-name="表22.C2" office:value-type="string">
            <text:list xml:id="list6575805683932485872" text:style-name="L307">
              <text:list-item>
                <text:p text:style-name="P334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4"/>
      <text:p text:style-name="P4"><text:soft-page-break/>[/ XXXX] 20200901_143956</text:p>
      <text:p text:style-name="P1"/>
      <text:p text:style-name="P9"/>
      <text:p text:style-name="P2">---------------------------------------------------------------</text:p>
      <text:p text:style-name="P4">[20200914_155752] </text:p>
      <text:p text:style-name="P14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0">1</text:p>
          </table:table-cell>
          <table:table-cell table:style-name="表23.B1" office:value-type="string">
            <text:p text:style-name="P10">現場</text:p>
          </table:table-cell>
          <table:table-cell table:style-name="表23.C1" office:value-type="string">
            <text:p text:style-name="P11">須山美佳様共同住宅</text:p>
          </table:table-cell>
        </table:table-row>
        <table:table-row>
          <table:table-cell table:style-name="表23.A2" office:value-type="float" office:value="2">
            <text:p text:style-name="P10">2</text:p>
          </table:table-cell>
          <table:table-cell table:style-name="表23.B2" office:value-type="string">
            <text:p text:style-name="P10">天気</text:p>
          </table:table-cell>
          <table:table-cell table:style-name="表23.C2" office:value-type="string">
            <text:p text:style-name="P11">晴れ</text:p>
          </table:table-cell>
        </table:table-row>
        <table:table-row>
          <table:table-cell table:style-name="表23.A2" office:value-type="float" office:value="3">
            <text:p text:style-name="P10">3</text:p>
          </table:table-cell>
          <table:table-cell table:style-name="表23.B2" office:value-type="string">
            <text:p text:style-name="P10">最寄り</text:p>
          </table:table-cell>
          <table:table-cell table:style-name="表23.C2" office:value-type="string">
            <text:p text:style-name="P11">大師橋駅</text:p>
          </table:table-cell>
        </table:table-row>
        <table:table-row>
          <table:table-cell table:style-name="表23.B2" office:value-type="string">
            <text:p text:style-name="P10">3-2</text:p>
            <text:p text:style-name="P10"/>
          </table:table-cell>
          <table:table-cell table:style-name="表23.B2" office:value-type="string">
            <text:p text:style-name="P11">開始／終了時刻</text:p>
          </table:table-cell>
          <table:table-cell table:style-name="表23.C2" office:value-type="string">
            <text:list xml:id="list7366572144660158379" text:style-name="L308">
              <text:list-item>
                <text:p text:style-name="P335">開始　：　９：３０頃</text:p>
              </text:list-item>
              <text:list-item>
                <text:p text:style-name="P335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0">4</text:p>
          </table:table-cell>
          <table:table-cell table:style-name="表23.B2" office:value-type="string">
            <text:p text:style-name="P10">他職：ポンプ</text:p>
          </table:table-cell>
          <table:table-cell table:style-name="表23.C2" office:value-type="string">
            <text:list xml:id="list1273030684635243558" text:style-name="L309">
              <text:list-item>
                <text:p text:style-name="P336">２人。一人は、ベトナム。</text:p>
              </text:list-item>
              <text:list-item>
                <text:p text:style-name="P336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0">5</text:p>
          </table:table-cell>
          <table:table-cell table:style-name="表23.B2" office:value-type="string">
            <text:p text:style-name="P10">他職：土工さん</text:p>
          </table:table-cell>
          <table:table-cell table:style-name="表23.C2" office:value-type="string">
            <text:list xml:id="list5006415379476973385" text:style-name="L310">
              <text:list-item>
                <text:p text:style-name="P337">バイブ担当、２人。共に、日本人。５０半ばか。ベテラン風。１７０弱。</text:p>
              </text:list-item>
              <text:list-item>
                <text:p text:style-name="P337">一人、赤ら顔の人。２回、バイブを引っ掛けてしまう。ともに、エレベータ周りで。</text:p>
              </text:list-item>
              <text:list-item>
                <text:p text:style-name="P337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0">6</text:p>
          </table:table-cell>
          <table:table-cell table:style-name="表23.B2" office:value-type="string">
            <text:p text:style-name="P10">他職：電気屋さんの相番の人</text:p>
          </table:table-cell>
          <table:table-cell table:style-name="表23.C2" office:value-type="string">
            <text:list xml:id="list2345752046196288919" text:style-name="L311">
              <text:list-item>
                <text:p text:style-name="P338">本職の人、ではない人か。ペットを何本か、レジ袋に入れている。</text:p>
              </text:list-item>
              <text:list-item>
                <text:p text:style-name="P338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0">6--2</text:p>
          </table:table-cell>
          <table:table-cell table:style-name="表23.B2" office:value-type="string">
            <text:p text:style-name="P10">他職：<text:span text:style-name="T2">警備</text:span></text:p>
          </table:table-cell>
          <table:table-cell table:style-name="表23.C2" office:value-type="string">
            <text:list xml:id="list258133791089514440" text:style-name="L312">
              <text:list-item>
                <text:p text:style-name="P339">年配の人。１６５ぐらい。小柄。</text:p>
              </text:list-item>
              <text:list-item>
                <text:p text:style-name="P339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0"/>
          </table:table-cell>
          <table:table-cell table:style-name="表23.B2" office:value-type="string">
            <text:p text:style-name="P10">他職：<text:span text:style-name="T2">土間屋さん</text:span></text:p>
          </table:table-cell>
          <table:table-cell table:style-name="表23.C2" office:value-type="string">
            <text:list xml:id="list8095300863416355346" text:style-name="L313">
              <text:list-item>
                <text:p text:style-name="P340"/>
              </text:list-item>
            </text:list>
          </table:table-cell>
        </table:table-row>
        <table:table-row>
          <table:table-cell table:style-name="表23.B2" office:value-type="string">
            <text:p text:style-name="P10"/>
          </table:table-cell>
          <table:table-cell table:style-name="表23.B2" office:value-type="string">
            <text:p text:style-name="P10">他職：<text:span text:style-name="T2">大工さん</text:span></text:p>
          </table:table-cell>
          <table:table-cell table:style-name="表23.C2" office:value-type="string">
            <text:list xml:id="list994904210149987562" text:style-name="L314">
              <text:list-item>
                <text:p text:style-name="P341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0">7</text:p>
          </table:table-cell>
          <table:table-cell table:style-name="表23.B2" office:value-type="string">
            <text:p text:style-name="P10">監督さん</text:p>
          </table:table-cell>
          <table:table-cell table:style-name="表23.C2" office:value-type="string">
            <text:list xml:id="list8996236601637063698" text:style-name="L315">
              <text:list-item>
                <text:p text:style-name="P342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0">8</text:p>
          </table:table-cell>
          <table:table-cell table:style-name="表23.B2" office:value-type="string">
            <text:p text:style-name="P10">発注者の方</text:p>
          </table:table-cell>
          <table:table-cell table:style-name="表23.C2" office:value-type="string">
            <text:list xml:id="list5603279338801861290" text:style-name="L316">
              <text:list-item>
                <text:p text:style-name="P343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43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東和からの同僚</text:p>
          </table:table-cell>
          <table:table-cell table:style-name="表23.C2" office:value-type="string">
            <text:list xml:id="list1311124861383172329" text:style-name="L317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0">9</text:p>
          </table:table-cell>
          <table:table-cell table:style-name="表23.B2" office:value-type="string">
            <text:p text:style-name="P10">現場見取り図</text:p>
          </table:table-cell>
          <table:table-cell table:style-name="表23.C2" office:value-type="string">
            <text:p text:style-name="P10"/>
          </table:table-cell>
        </table:table-row>
        <table:table-row>
          <table:table-cell table:style-name="表23.A2" office:value-type="float" office:value="10">
            <text:p text:style-name="P10">10</text:p>
          </table:table-cell>
          <table:table-cell table:style-name="表23.B2" office:value-type="string">
            <text:p text:style-name="P11">段取り</text:p>
          </table:table-cell>
          <table:table-cell table:style-name="表23.C2" office:value-type="string">
            <text:list xml:id="list2138232640989425919" text:style-name="L318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行き帰りでの出来事、見聞</text:p>
          </table:table-cell>
          <table:table-cell table:style-name="表23.C2" office:value-type="string">
            <text:list xml:id="list2934815022655268146" text:style-name="L319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周囲の事物</text:p>
          </table:table-cell>
          <table:table-cell table:style-name="表23.C2" office:value-type="string">
            <text:list xml:id="list6189618921831725686" text:style-name="L320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0">11</text:p>
          </table:table-cell>
          <table:table-cell table:style-name="表23.B2" office:value-type="string">
            <text:p text:style-name="P11">その他</text:p>
          </table:table-cell>
          <table:table-cell table:style-name="表23.C2" office:value-type="string">
            <text:list xml:id="list7628114798132575840" text:style-name="L321">
              <text:list-item>
                <text:p text:style-name="P348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8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8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0">12</text:p>
          </table:table-cell>
          <table:table-cell table:style-name="表23.B2" office:value-type="string">
            <text:p text:style-name="P11">やってもらったこと</text:p>
          </table:table-cell>
          <table:table-cell table:style-name="表23.C2" office:value-type="string">
            <text:list xml:id="list4371659829279257016" text:style-name="L322">
              <text:list-item>
                <text:p text:style-name="P349">携帯、探してもらった。その前に、若い人、応対をしてもらった。</text:p>
              </text:list-item>
              <text:list-item>
                <text:p text:style-name="P349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危険予知、危険感知</text:p>
          </table:table-cell>
          <table:table-cell table:style-name="表23.C2" office:value-type="string">
            <text:list xml:id="list1123856068603611460" text:style-name="L323">
              <text:list-item>
                <text:p text:style-name="P350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4"/>
      <text:p text:style-name="P4">[/ XXXX] 20200914_161218</text:p>
      <text:p text:style-name="P1"/>
      <text:p text:style-name="P9">@@@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oft-page-break/><text:span text:style-name="T3">作業日：</text:span><text:span text:style-name="T6">XX/</text:span><text:span text:style-name="T4">XX XX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0">1</text:p>
          </table:table-cell>
          <table:table-cell table:style-name="表24.B1" office:value-type="string">
            <text:p text:style-name="P10">現場</text:p>
          </table:table-cell>
          <table:table-cell table:style-name="表24.C1" office:value-type="string">
            <text:p text:style-name="P11"/>
          </table:table-cell>
        </table:table-row>
        <table:table-row>
          <table:table-cell table:style-name="表24.A2" office:value-type="float" office:value="2">
            <text:p text:style-name="P10">2</text:p>
          </table:table-cell>
          <table:table-cell table:style-name="表24.B2" office:value-type="string">
            <text:p text:style-name="P10">天気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3">
            <text:p text:style-name="P10">3</text:p>
          </table:table-cell>
          <table:table-cell table:style-name="表24.B2" office:value-type="string">
            <text:p text:style-name="P10">最寄り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B2" office:value-type="string">
            <text:p text:style-name="P10">3-2</text:p>
            <text:p text:style-name="P10"/>
          </table:table-cell>
          <table:table-cell table:style-name="表24.B2" office:value-type="string">
            <text:p text:style-name="P11">開始／終了時刻</text:p>
          </table:table-cell>
          <table:table-cell table:style-name="表24.C2" office:value-type="string">
            <text:list xml:id="list36340516" text:continue-list="list7366572144660158379" text:style-name="L308">
              <text:list-item>
                <text:p text:style-name="P335">開始</text:p>
              </text:list-item>
              <text:list-item>
                <text:p text:style-name="P335">詰所到着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0">4</text:p>
          </table:table-cell>
          <table:table-cell table:style-name="表24.B2" office:value-type="string">
            <text:p text:style-name="P10">他職：ポンプ</text:p>
          </table:table-cell>
          <table:table-cell table:style-name="表24.C2" office:value-type="string">
            <text:list xml:id="list6544546022068944191" text:style-name="L340">
              <text:list-item>
                <text:p text:style-name="P365"/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0">5</text:p>
          </table:table-cell>
          <table:table-cell table:style-name="表24.B2" office:value-type="string">
            <text:p text:style-name="P10">他職：土工さん</text:p>
          </table:table-cell>
          <table:table-cell table:style-name="表24.C2" office:value-type="string">
            <text:list xml:id="list7915791281427467797" text:style-name="L341">
              <text:list-item>
                <text:p text:style-name="P366"/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0">6</text:p>
          </table:table-cell>
          <table:table-cell table:style-name="表24.B2" office:value-type="string">
            <text:p text:style-name="P10">他職：電気屋さんの相番の人</text:p>
          </table:table-cell>
          <table:table-cell table:style-name="表24.C2" office:value-type="string">
            <text:list xml:id="list4559937092002489490" text:style-name="L342">
              <text:list-item>
                <text:p text:style-name="P367"/>
              </text:list-item>
            </text:list>
          </table:table-cell>
        </table:table-row>
        <table:table-row>
          <table:table-cell table:style-name="表24.B2" office:value-type="string">
            <text:p text:style-name="P10">6--2</text:p>
          </table:table-cell>
          <table:table-cell table:style-name="表24.B2" office:value-type="string">
            <text:p text:style-name="P10">他職：<text:span text:style-name="T2">警備</text:span></text:p>
          </table:table-cell>
          <table:table-cell table:style-name="表24.C2" office:value-type="string">
            <text:list xml:id="list6896859671714502553" text:style-name="L343">
              <text:list-item>
                <text:p text:style-name="P368"/>
              </text:list-item>
            </text:list>
          </table:table-cell>
        </table:table-row>
        <table:table-row>
          <table:table-cell table:style-name="表24.B2" office:value-type="string">
            <text:p text:style-name="P10"/>
          </table:table-cell>
          <table:table-cell table:style-name="表24.B2" office:value-type="string">
            <text:p text:style-name="P10">他職：<text:span text:style-name="T2">土間屋さん</text:span></text:p>
          </table:table-cell>
          <table:table-cell table:style-name="表24.C2" office:value-type="string">
            <text:list xml:id="list7923064728907151459" text:style-name="L344">
              <text:list-item>
                <text:p text:style-name="P369"/>
              </text:list-item>
            </text:list>
          </table:table-cell>
        </table:table-row>
        <table:table-row>
          <table:table-cell table:style-name="表24.B2" office:value-type="string">
            <text:p text:style-name="P10"/>
          </table:table-cell>
          <table:table-cell table:style-name="表24.B2" office:value-type="string">
            <text:p text:style-name="P10">他職：<text:span text:style-name="T2">大工さん</text:span></text:p>
          </table:table-cell>
          <table:table-cell table:style-name="表24.C2" office:value-type="string">
            <text:list xml:id="list6243433852461211967" text:style-name="L345">
              <text:list-item>
                <text:p text:style-name="P37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0">7</text:p>
          </table:table-cell>
          <table:table-cell table:style-name="表24.B2" office:value-type="string">
            <text:p text:style-name="P10">監督さん</text:p>
          </table:table-cell>
          <table:table-cell table:style-name="表24.C2" office:value-type="string">
            <text:list xml:id="list6619348233924506982" text:style-name="L346">
              <text:list-item>
                <text:p text:style-name="P371"/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0">8</text:p>
          </table:table-cell>
          <table:table-cell table:style-name="表24.B2" office:value-type="string">
            <text:p text:style-name="P10">発注者の方</text:p>
          </table:table-cell>
          <table:table-cell table:style-name="表24.C2" office:value-type="string">
            <text:list xml:id="list4406960512711218236" text:style-name="L347">
              <text:list-item>
                <text:p text:style-name="P372"/>
              </text:list-item>
            </text:list>
          </table:table-cell>
        </table:table-row>
        <table:table-row>
          <table:table-cell table:style-name="表24.A2">
            <text:p text:style-name="P10"/>
          </table:table-cell>
          <table:table-cell table:style-name="表24.B2" office:value-type="string">
            <text:p text:style-name="P11">東和からの同僚</text:p>
          </table:table-cell>
          <table:table-cell table:style-name="表24.C2" office:value-type="string">
            <text:list xml:id="list3939384561702188764" text:style-name="L348">
              <text:list-item>
                <text:p text:style-name="P37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0">9</text:p>
          </table:table-cell>
          <table:table-cell table:style-name="表24.B2" office:value-type="string">
            <text:p text:style-name="P10">現場見取り図</text:p>
          </table:table-cell>
          <table:table-cell table:style-name="表24.C2" office:value-type="string">
            <text:p text:style-name="P10"/>
          </table:table-cell>
        </table:table-row>
        <table:table-row>
          <table:table-cell table:style-name="表24.A2" office:value-type="float" office:value="10">
            <text:p text:style-name="P10">10</text:p>
          </table:table-cell>
          <table:table-cell table:style-name="表24.B2" office:value-type="string">
            <text:p text:style-name="P11">段取り</text:p>
          </table:table-cell>
          <table:table-cell table:style-name="表24.C2" office:value-type="string">
            <text:list xml:id="list1548099673356201730" text:style-name="L349">
              <text:list-item>
                <text:p text:style-name="P374"/>
              </text:list-item>
            </text:list>
          </table:table-cell>
        </table:table-row>
        <table:table-row>
          <table:table-cell table:style-name="表24.A2">
            <text:p text:style-name="P10"/>
          </table:table-cell>
          <table:table-cell table:style-name="表24.B2" office:value-type="string">
            <text:p text:style-name="P11">行き帰りでの出来事、見聞</text:p>
          </table:table-cell>
          <table:table-cell table:style-name="表24.C2" office:value-type="string">
            <text:list xml:id="list1828330005118775933" text:style-name="L350">
              <text:list-item>
                <text:p text:style-name="P375"/>
              </text:list-item>
            </text:list>
          </table:table-cell>
        </table:table-row>
        <table:table-row>
          <table:table-cell table:style-name="表24.A2">
            <text:p text:style-name="P10"/>
          </table:table-cell>
          <table:table-cell table:style-name="表24.B2" office:value-type="string">
            <text:p text:style-name="P11">周囲の<text:soft-page-break/>事物</text:p>
          </table:table-cell>
          <table:table-cell table:style-name="表24.C2" office:value-type="string">
            <text:list xml:id="list3861892595399160070" text:style-name="L351">
              <text:list-item>
                <text:p text:style-name="P37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0">11</text:p>
          </table:table-cell>
          <table:table-cell table:style-name="表24.B2" office:value-type="string">
            <text:p text:style-name="P11">その他</text:p>
          </table:table-cell>
          <table:table-cell table:style-name="表24.C2" office:value-type="string">
            <text:list xml:id="list2284729184368685357" text:style-name="L352">
              <text:list-item>
                <text:p text:style-name="P37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0">12</text:p>
          </table:table-cell>
          <table:table-cell table:style-name="表24.B2" office:value-type="string">
            <text:p text:style-name="P11">やってもらったこと</text:p>
          </table:table-cell>
          <table:table-cell table:style-name="表24.C2" office:value-type="string">
            <text:list xml:id="list6129174173386554884" text:style-name="L353">
              <text:list-item>
                <text:p text:style-name="P378"/>
              </text:list-item>
            </text:list>
          </table:table-cell>
        </table:table-row>
        <table:table-row>
          <table:table-cell table:style-name="表24.A2">
            <text:p text:style-name="P10"/>
          </table:table-cell>
          <table:table-cell table:style-name="表24.B2" office:value-type="string">
            <text:p text:style-name="P11">危険予知、危険感知</text:p>
          </table:table-cell>
          <table:table-cell table:style-name="表24.C2" office:value-type="string">
            <text:list xml:id="list6332219200998198794" text:style-name="L354">
              <text:list-item>
                <text:p text:style-name="P379"/>
              </text:list-item>
            </text:list>
          </table:table-cell>
        </table:table-row>
      </table:table>
      <text:p text:style-name="P14"/>
      <text:p text:style-name="P4">[/ XXXX] </text:p>
      <text:p text:style-name="P2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6356719" text:continue-list="list36340516" text:style-name="L308">
              <text:list-item>
                <text:p text:style-name="P335">開始</text:p>
              </text:list-item>
              <text:list-item>
                <text:p text:style-name="P3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36335315" text:continue-list="list3025851834728050194" text:style-name="L129">
              <text:list-item>
                <text:p text:style-name="P15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23658006579495643" text:style-name="L324">
              <text:list-item>
                <text:p text:style-name="P35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4058955513403212328" text:style-name="L325">
              <text:list-item>
                <text:p text:style-name="P352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1680156450226885185" text:style-name="L326">
              <text:list-item>
                <text:p text:style-name="P353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8144074598229067990" text:style-name="L327">
              <text:list-item>
                <text:p text:style-name="P354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266589574334002873" text:style-name="L328">
              <text:list-item>
                <text:p text:style-name="P35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2841975701301603062" text:style-name="L329">
              <text:list-item>
                <text:p text:style-name="P35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2287843623310271145" text:style-name="L330">
              <text:list-item>
                <text:p text:style-name="P35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538037503014895058" text:style-name="L331">
              <text:list-item>
                <text:p text:style-name="P35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1761369584071830105" text:style-name="L332">
              <text:list-item>
                <text:p text:style-name="P35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4412384557203332416" text:style-name="L333">
              <text:list-item>
                <text:p text:style-name="P360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4567802568998653618" text:style-name="L334">
              <text:list-item>
                <text:p text:style-name="P36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6947493812249975382" text:style-name="L335">
              <text:list-item>
                <text:p text:style-name="P362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5633388195559465151" text:style-name="L336">
              <text:list-item>
                <text:p text:style-name="P36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1784492984435528170" text:style-name="L337">
              <text:list-item>
                <text:p text:style-name="P364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7">/--------------------------------------------------------------- [TEMPLATE] /</text:p>
      <text:p text:style-name="P15"/>
      <text:p text:style-name="P7">--------------------------------------------------------- [STEPS : start] 20191117_134922</text:p>
      <text:list xml:id="list3082079673061157975" text:style-name="L338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7">/ --------------------------------------------------------- [STEPS : start] 20191117_134922 /</text:p>
      <text:p text:style-name="P15"/>
      <text:p text:style-name="P7">--------------------------------------------------------- [STEPS : closing] 20191106_154827</text:p>
      <text:list xml:id="list2026937460057367940" text:style-name="L339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6337254" text:continue-numbering="true" text:style-name="L339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9-14T16:12:44.16</dc:date>
    <dc:creator>iwabuchi ken</dc:creator>
    <meta:editing-duration>PT20H31M29S</meta:editing-duration>
    <meta:editing-cycles>144</meta:editing-cycles>
    <meta:generator>OpenOffice/4.1.3$Win32 OpenOffice.org_project/413m1$Build-9783</meta:generator>
    <meta:document-statistic meta:table-count="25" meta:image-count="0" meta:object-count="0" meta:page-count="40" meta:paragraph-count="1324" meta:word-count="20737" meta:character-count="24876"/>
  </office:meta>
</office:document-meta>
</file>